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top="1.251cm" fo:margin-bottom="0cm" style:contextual-spacing="false"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margin-top="1.251cm" fo:margin-bottom="0.499cm" style:contextual-spacing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top="0cm" fo:margin-bottom="0.212cm" style:contextual-spacing="false"/>
    </style:style>
    <style:style style:name="P8" style:family="paragraph" style:parent-style-name="Text_20_body">
      <style:text-properties officeooo:rsid="000fa531" officeooo:paragraph-rsid="000fa531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239a9f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 style:list-style-name="WWNum3">
      <style:paragraph-properties fo:margin-top="0cm" fo:margin-bottom="0.212cm" style:contextual-spacing="false" fo:break-before="page"/>
    </style:style>
    <style:style style:name="P14" style:family="paragraph" style:parent-style-name="Heading_20_2" style:list-style-name="WWNum3">
      <style:paragraph-properties fo:margin-left="0cm" fo:margin-top="0cm" fo:margin-bottom="0.212cm" style:contextual-spacing="false" fo:text-indent="1.251cm" style:auto-text-indent="false" fo:break-before="page"/>
    </style:style>
    <style:style style:name="P15" style:family="paragraph" style:parent-style-name="Heading_20_2" style:list-style-name="WWNum3">
      <style:text-properties officeooo:rsid="000f42e4" officeooo:paragraph-rsid="000f42e4"/>
    </style:style>
    <style:style style:name="P16" style:family="paragraph" style:parent-style-name="Heading_20_3" style:list-style-name="WWNum4"/>
    <style:style style:name="P17" style:family="paragraph" style:parent-style-name="Heading_20_3" style:list-style-name="WWNum4">
      <style:paragraph-properties fo:break-before="page"/>
    </style:style>
    <style:style style:name="P18" style:family="paragraph" style:parent-style-name="Text_20_body" style:list-style-name="L1">
      <style:text-properties officeooo:rsid="000fa531" officeooo:paragraph-rsid="000fa531"/>
    </style:style>
    <style:style style:name="P19" style:family="paragraph" style:parent-style-name="Text_20_body" style:list-style-name="L2">
      <style:paragraph-properties fo:margin-top="1.251cm" fo:margin-bottom="0.499cm" style:contextual-spacing="false" fo:padding="0cm" fo:border="none"/>
    </style:style>
    <style:style style:name="P20" style:family="paragraph" style:parent-style-name="Text_20_body" style:list-style-name="L3">
      <style:paragraph-properties fo:margin-top="1.251cm" fo:margin-bottom="0.499cm" style:contextual-spacing="false" fo:padding="0cm" fo:border="none"/>
    </style:style>
    <style:style style:name="P21" style:family="paragraph" style:parent-style-name="Text_20_body" style:list-style-name="L4">
      <style:paragraph-properties fo:margin-top="1.251cm" fo:margin-bottom="0.499cm" style:contextual-spacing="false" fo:padding="0cm" fo:border="none"/>
    </style:style>
    <style:style style:name="P22" style:family="paragraph" style:parent-style-name="Text_20_body" style:list-style-name="L5">
      <style:paragraph-properties fo:margin-top="1.251cm" fo:margin-bottom="0.499cm" style:contextual-spacing="false" fo:padding="0cm" fo:border="none"/>
    </style:style>
    <style:style style:name="P23" style:family="paragraph" style:parent-style-name="Text_20_body" style:list-style-name="L6">
      <style:paragraph-properties fo:margin-top="1.251cm" fo:margin-bottom="0.499cm" style:contextual-spacing="false" fo:padding="0cm" fo:border="none"/>
    </style:style>
    <style:style style:name="P24" style:family="paragraph" style:parent-style-name="Text_20_body" style:list-style-name="L7">
      <style:paragraph-properties fo:margin-top="1.251cm" fo:margin-bottom="0.499cm" style:contextual-spacing="false" fo:padding="0cm" fo:border="none"/>
    </style:style>
    <style:style style:name="P25" style:family="paragraph" style:parent-style-name="Text_20_body" style:list-style-name="L8">
      <style:paragraph-properties fo:margin-top="1.251cm" fo:margin-bottom="0.499cm" style:contextual-spacing="false" fo:padding="0cm" fo:border="none"/>
    </style:style>
    <style:style style:name="P26" style:family="paragraph" style:parent-style-name="Text_20_body" style:list-style-name="L9">
      <style:paragraph-properties fo:margin-top="1.251cm" fo:margin-bottom="0.499cm" style:contextual-spacing="false" fo:padding="0cm" fo:border="none"/>
    </style:style>
    <style:style style:name="P27" style:family="paragraph" style:parent-style-name="Text_20_body" style:list-style-name="L10">
      <style:paragraph-properties fo:margin-top="1.251cm" fo:margin-bottom="0.499cm" style:contextual-spacing="false" fo:padding="0cm" fo:border="none"/>
    </style:style>
    <style:style style:name="P28" style:family="paragraph" style:parent-style-name="Титульный">
      <style:paragraph-properties fo:text-align="center" style:justify-single-word="false"/>
    </style:style>
    <style:style style:name="P29" style:family="paragraph" style:parent-style-name="Титульный" style:list-style-name="WWNum2"/>
    <style:style style:name="P30" style:family="paragraph" style:parent-style-name="Титульный" style:list-style-name="WWNum2">
      <style:paragraph-properties fo:margin-top="0cm" fo:margin-bottom="0cm" style:contextual-spacing="false" fo:line-height="100%" fo:text-align="center" style:justify-single-word="false"/>
    </style:style>
    <style:style style:name="P31" style:family="paragraph" style:parent-style-name="Титульный" style:list-style-name="WWNum2">
      <style:paragraph-properties fo:line-height="100%" fo:text-align="center" style:justify-single-word="false"/>
    </style:style>
    <style:style style:name="P32" style:family="paragraph" style:parent-style-name="Титульный" style:list-style-name="WWNum2">
      <style:paragraph-properties fo:line-height="200%" fo:text-align="center" style:justify-single-word="false"/>
    </style:style>
    <style:style style:name="P33" style:family="paragraph" style:parent-style-name="Титульный" style:list-style-name="WWNum2">
      <style:paragraph-properties fo:line-height="100%" fo:text-align="center" style:justify-single-word="false"/>
      <style:text-properties officeooo:rsid="000c6a8a" officeooo:paragraph-rsid="000c6a8a"/>
    </style:style>
    <style:style style:name="P34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fo:background-color="transparent" style:font-weight-asian="normal" style:font-size-complex="12pt"/>
    </style:style>
    <style:style style:name="P35" style:family="paragraph" style:parent-style-name="Титульный" style:list-style-name="WWNum2">
      <style:paragraph-properties fo:line-height="100%" fo:text-align="center" style:justify-single-word="false"/>
      <style:text-properties fo:language="ru" fo:country="RU" fo:font-weight="normal" style:font-weight-asian="normal" style:font-size-complex="12pt"/>
    </style:style>
    <style:style style:name="P36" style:family="paragraph" style:parent-style-name="Титульный" style:list-style-name="WWNum2">
      <style:text-properties fo:background-color="transparent"/>
    </style:style>
    <style:style style:name="P37" style:family="paragraph" style:parent-style-name="Титульный" style:list-style-name="WWNum2">
      <style:text-properties fo:color="#000000" loext:opacity="100%" fo:background-color="transparent"/>
    </style:style>
    <style:style style:name="P3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ru" fo:country="RU" fo:font-weight="normal" style:font-weight-asian="normal" style:font-size-complex="12pt"/>
    </style:style>
    <style:style style:name="T3" style:family="text">
      <style:text-properties fo:color="#000000" loext:opacity="100%" fo:language="ru" fo:country="RU" fo:font-weight="normal" fo:background-color="transparent" loext:char-shading-value="0" style:font-weight-asian="normal" style:font-size-complex="12pt"/>
    </style:style>
    <style:style style:name="T4" style:family="text">
      <style:text-properties fo:color="#000000" loext:opacity="100%" fo:language="ru" fo:country="RU" fo:font-weight="normal" officeooo:rsid="000bc79a" fo:background-color="transparent" loext:char-shading-value="0" style:font-weight-asian="normal" style:font-size-complex="12pt"/>
    </style:style>
    <style:style style:name="T5" style:family="text">
      <style:text-properties fo:color="#000000" loext:opacity="100%" fo:background-color="transparent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size-complex="12pt"/>
    </style:style>
    <style:style style:name="T8" style:family="text">
      <style:text-properties fo:language="ru" fo:country="RU" fo:font-weight="normal" fo:background-color="transparent" loext:char-shading-value="0" style:font-weight-asian="normal" style:font-size-complex="12pt"/>
    </style:style>
    <style:style style:name="T9" style:family="text">
      <style:text-properties fo:language="ru" fo:country="RU" fo:font-weight="normal" officeooo:rsid="000d4863" fo:background-color="transparent" loext:char-shading-value="0" style:font-weight-asian="normal" style:font-size-complex="12pt"/>
    </style:style>
    <style:style style:name="T10" style:family="text">
      <style:text-properties fo:language="ru" fo:country="RU" fo:font-weight="normal" fo:background-color="transparent" loext:char-shading-value="0" style:font-name-asian="Liberation Serif1" style:font-weight-asian="normal" style:font-name-complex="Liberation Serif1" style:font-size-complex="12pt"/>
    </style:style>
    <style:style style:name="T11" style:family="text">
      <style:text-properties fo:language="ru" fo:country="RU" fo:font-weight="normal" fo:background-color="transparent" loext:char-shading-value="0" style:font-name-asian="NSimSun" style:font-weight-asian="normal" style:font-name-complex="Arial" style:font-size-complex="12pt"/>
    </style:style>
    <style:style style:name="T12" style:family="text">
      <style:text-properties fo:language="ru" fo:country="RU" fo:font-weight="normal" officeooo:rsid="000e952e" fo:background-color="transparent" loext:char-shading-value="0" style:font-name-asian="NSimSun" style:font-weight-asian="normal" style:font-name-complex="Arial" style:font-size-complex="12pt"/>
    </style:style>
    <style:style style:name="T13" style:family="text">
      <style:text-properties fo:language="en" fo:country="US" officeooo:rsid="001537f9"/>
    </style:style>
    <style:style style:name="T14" style:family="text">
      <style:text-properties fo:language="en" fo:country="US" officeooo:rsid="00239a9f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d4863"/>
    </style:style>
    <style:style style:name="T17" style:family="text">
      <style:text-properties officeooo:rsid="000e952e"/>
    </style:style>
    <style:style style:name="T18" style:family="text">
      <style:text-properties officeooo:rsid="000f42e4"/>
    </style:style>
    <style:style style:name="T19" style:family="text">
      <style:text-properties officeooo:rsid="001e4a33"/>
    </style:style>
    <style:style style:name="T20" style:family="text">
      <style:text-properties officeooo:rsid="001f4165"/>
    </style:style>
    <style:style style:name="T21" style:family="text">
      <style:text-properties officeooo:rsid="0021325d"/>
    </style:style>
    <style:style style:name="T22" style:family="text">
      <style:text-properties loext:padding="0cm" loext:border="none"/>
    </style:style>
    <style:style style:name="T23" style:family="text">
      <style:text-properties officeooo:rsid="00239a9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3.41cm" fo:min-width="7.752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489cm" fo:min-width="3.321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text:style-name="WWNum2">
        <text:list-item>
          <text:p text:style-name="P30" loext:marker-style-name="T7"><draw:custom-shape text:anchor-type="char" draw:z-index="0" draw:name="Врезка1" draw:style-name="gr2" draw:text-style-name="P38" svg:width="3.62cm" svg:height="0.787cm" svg:x="8.691cm" svg:y="22.11cm"><text:p text:style-name="P28" loext:marker-style-name="T1"><text:span text:style-name="T1">Саратов 20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Министерство науки и высшего образования Российской Федерации</text:span><text:span text:style-name="T7"/></text:p>
        </text:list-item>
        <text:list-item>
          <text:p text:style-name="P31" loext:marker-style-name="T7"><text:span text:style-name="T7">ФЕДЕРАЛЬНОЕ ГОСУДАРСТВЕННОЕ БЮДЖЕТНОЕ ОБРАЗОВАТЕЛЬНОЕ УЧРЕЖДЕНИЕ ВЫСШЕГО ОБРАЗОВАНИЯ «ИНСТИТУТ ПРИКЛАДНЫХ ИНФОРМАЦИОННЫХ ТИХНОЛОГИЙ И КОММУНИКАЦИЙ»</text:span><text:span text:style-name="T7"/></text:p>
        </text:list-item>
        <text:list-item>
          <text:p text:style-name="P32" loext:marker-style-name="T7"><text:span text:style-name="T7">(ИнПИТ)</text:span><text:span text:style-name="T7"/></text:p>
        </text:list-item>
        <text:list-item>
          <text:p text:style-name="P31" loext:marker-style-name="T7"><text:span text:style-name="T7">ОТЧЕТ</text:span><text:span text:style-name="T7"/></text:p>
        </text:list-item>
        <text:list-item>
          <text:p text:style-name="P32" loext:marker-style-name="T7"><text:span text:style-name="T7">О САМОСТОЯТЕЛЬНОЙ РАБОТЕ</text:span><text:span text:style-name="T7"/></text:p>
        </text:list-item>
        <text:list-item>
          <text:p text:style-name="P31" loext:marker-style-name="T15"><text:span text:style-name="T9">САМОСТОЯТЕЛЬНАЯ РАБОТА</text:span><text:span text:style-name="T8"> </text:span><text:span text:style-name="T10">№</text:span><text:span text:style-name="T12">2</text:span></text:p>
        </text:list-item>
        <text:list-item>
          <text:p text:style-name="P33" loext:marker-style-name="T15"><text:span text:style-name="T11">ТЕХНОЛОГИИ КОМПЬЮТЕРНОГО ЗРЕНИЯ</text:span></text:p>
        </text:list-item>
        <text:list-item>
          <text:p text:style-name="P34" loext:marker-style-name="T8"/>
        </text:list-item>
        <text:list-item>
          <text:p text:style-name="P35" loext:marker-style-name="T7"/>
        </text:list-item>
        <text:list-item>
          <text:p text:style-name="P35" loext:marker-style-name="T7"/>
        </text:list-item>
        <text:list-item>
          <text:p text:style-name="P35" loext:marker-style-name="T7"/>
        </text:list-item>
        <text:list-item>
          <text:p text:style-name="P35" loext:marker-style-name="T7"/>
        </text:list-item>
        <text:list-item>
          <text:p text:style-name="P35" loext:marker-style-name="T7"/>
        </text:list-item>
        <text:list-item>
          <text:p text:style-name="P35" loext:marker-style-name="T7"/>
        </text:list-item>
        <text:list-item>
          <text:p text:style-name="P29"/>
        </text:list-item>
        <text:list-item>
          <text:p text:style-name="P29"/>
        </text:list-item>
        <text:list-item>
          <text:p text:style-name="P29"/>
        </text:list-item>
        <text:list-item>
          <text:p text:style-name="P29"><draw:custom-shape text:anchor-type="char" draw:z-index="1" draw:name="Врезка 1" draw:style-name="gr1" draw:text-style-name="P38" svg:width="8.051cm" svg:height="3.708cm" svg:x="9.647cm" svg:y="2.14cm"><text:list text:style-name="WWNum2"><text:list-item><text:p text:style-name="P36"><text:span text:style-name="T1">Студент:</text:span><text:span text:style-name="T2"> А.М.Захаров</text:span></text:p></text:list-item><text:list-item><text:p text:style-name="P37"/></text:list-item><text:list-item><text:p text:style-name="P29"><text:span text:style-name="T5">Преподаватель:</text:span><text:span text:style-name="T3"> </text:span><text:span text:style-name="T4">Д.А. Пиминов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line-break/><text:line-break/></text:p>
        </text:list-item>
      </text:list>
      <text:list text:style-name="WWNum3">
        <text:list-item>
          <text:h text:style-name="P14" text:outline-level="2"><text:bookmark-start text:name="__RefHeading___Toc124_2212915071"/>Содержание<text:line-break/><text:bookmark-end text:name="__RefHeading___Toc124_2212915071"/></text:h>
        </text:list-item>
      </text:list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124_2212915071" text:style-name="Index_20_Link" text:visited-style-name="Index_20_Link">Содержание<text:tab/>2</text:a></text:p>
          <text:p text:style-name="P3"><text:a xlink:type="simple" xlink:href="#__RefHeading___Toc126_2212915071" text:style-name="Index_20_Link" text:visited-style-name="Index_20_Link">Введение<text:tab/>4</text:a></text:p>
          <text:p text:style-name="P3"><text:a xlink:type="simple" xlink:href="#__RefHeading___Toc128_2212915071" text:style-name="Index_20_Link" text:visited-style-name="Index_20_Link">Основная часть<text:tab/>5</text:a></text:p>
          <text:p text:style-name="P2"><text:a xlink:type="simple" xlink:href="#__RefHeading___Toc499_1164402380" text:style-name="Index_20_Link" text:visited-style-name="Index_20_Link">Часть первая<text:tab/>5</text:a></text:p>
          <text:p text:style-name="P4"><text:a xlink:type="simple" xlink:href="#__RefHeading___Toc501_1164402380" text:style-name="Index_20_Link" text:visited-style-name="Index_20_Link">1. Что такое морфологические операции?<text:tab/>5</text:a></text:p>
          <text:p text:style-name="P4"><text:a xlink:type="simple" xlink:href="#__RefHeading___Toc503_1164402380" text:style-name="Index_20_Link" text:visited-style-name="Index_20_Link">2. Когда применяются морфологические операции?<text:tab/>7</text:a></text:p>
          <text:p text:style-name="P4"><text:a xlink:type="simple" xlink:href="#__RefHeading___Toc505_1164402380" text:style-name="Index_20_Link" text:visited-style-name="Index_20_Link">3. <text:s/>Шумы и способы их подавления<text:tab/>8</text:a></text:p>
          <text:p text:style-name="P4"><text:a xlink:type="simple" xlink:href="#__RefHeading___Toc507_1164402380" text:style-name="Index_20_Link" text:visited-style-name="Index_20_Link">4. Преобразование Фурье<text:tab/>10</text:a></text:p>
          <text:p text:style-name="P4"><text:a xlink:type="simple" xlink:href="#__RefHeading___Toc509_1164402380" text:style-name="Index_20_Link" text:visited-style-name="Index_20_Link">5. Линейная фильтрация<text:tab/>11</text:a></text:p>
          <text:p text:style-name="P4"><text:a xlink:type="simple" xlink:href="#__RefHeading___Toc511_1164402380" text:style-name="Index_20_Link" text:visited-style-name="Index_20_Link"><text:soft-page-break/>6. Матрица градиента изображения<text:tab/>13</text:a></text:p>
          <text:p text:style-name="P4"><text:a xlink:type="simple" xlink:href="#__RefHeading___Toc513_1164402380" text:style-name="Index_20_Link" text:visited-style-name="Index_20_Link">7. Матрица свертки с ядром Гаусса<text:tab/>15</text:a></text:p>
          <text:p text:style-name="P3"><text:a xlink:type="simple" xlink:href="#__RefHeading___Toc130_2212915071" text:style-name="Index_20_Link" text:visited-style-name="Index_20_Link">Заключение<text:tab/>17</text:a></text:p>
          <text:p text:style-name="P3"><text:a xlink:type="simple" xlink:href="#__RefHeading___Toc132_2212915071" text:style-name="Index_20_Link" text:visited-style-name="Index_20_Link">Список источников<text:tab/>18</text:a></text:p>
        </text:index-body>
      </text:table-of-content>
      <text:list text:continue-numbering="true" text:style-name="WWNum3">
        <text:list-item>
          <text:list>
            <text:list-item>
              <text:list>
                <text:list-item>
                  <text:h text:style-name="P13" text:outline-level="1"><text:bookmark-start text:name="__RefHeading___Toc126_2212915071"/>Введение<text:bookmark-end text:name="__RefHeading___Toc126_2212915071"/></text:h>
                </text:list-item>
              </text:list>
            </text:list-item>
          </text:list>
        </text:list-item>
      </text:list>
      <text:p text:style-name="P7"><text:tab/><text:span text:style-name="T16">В рамках данной сам</text:span><text:span text:style-name="T17">остоятельной работы необходимо </text:span><text:span text:style-name="T18">будет изучить морфологические преобразования и область их применения в технологиях работы с изображениями.</text:span></text:p>
      <text:list xml:id="list214814437965029" text:continue-numbering="true" text:style-name="WWNum3">
        <text:list-item>
          <text:list>
            <text:list-item>
              <text:list>
                <text:list-item>
                  <text:h text:style-name="P13" text:outline-level="1"><text:bookmark-start text:name="__RefHeading___Toc128_2212915071"/>Основная часть<text:bookmark-end text:name="__RefHeading___Toc128_2212915071"/></text:h>
                </text:list-item>
              </text:list>
            </text:list-item>
            <text:list-item>
              <text:h text:style-name="P15" text:outline-level="2"><text:bookmark-start text:name="__RefHeading___Toc499_1164402380"/>Часть первая<text:bookmark-end text:name="__RefHeading___Toc499_1164402380"/></text:h>
            </text:list-item>
          </text:list>
        </text:list-item>
      </text:list>
      <text:list xml:id="list3804715368" text:style-name="WWNum4">
        <text:list-item>
          <text:h text:style-name="P16" text:outline-level="3"><text:bookmark-start text:name="__RefHeading___Toc501_1164402380"/>Что такое морфологические операции?<text:bookmark-end text:name="__RefHeading___Toc501_1164402380"/></text:h>
        </text:list-item>
      </text:list>
      <text:p text:style-name="P8"><text:tab/>Морфологические операции это — операции в обработке растровых изображений. Набор процедур , основанных на анализе формы и структуры объектов на изображении. Эти операции применяются к пикселям изображения с использованием специального элемента, называемого структурирующим элементом, и создают новое изображение того же размера.</text:p>
      <text:p text:style-name="P8"><text:tab/>Существуют следующие типы морфологических операций: </text:p>
      <text:list text:style-name="L1">
        <text:list-item>
          <text:p text:style-name="P18">Эрозия (сужение) — уменьшает объекты на изображении, удаляя пикели с границ.</text:p>
        </text:list-item>
        <text:list-item>
          <text:p text:style-name="P18">Расширение (наращивание, дилатация) — увеличивает объекты, добавляя пиксели к границам.</text:p>
        </text:list-item>
        <text:list-item>
          <text:p text:style-name="P18">Открытие — операция, состоящая из Эрозии с последующим расширением, применяется для удаления мелких шумов</text:p>
        </text:list-item>
        <text:list-item>
          <text:p text:style-name="P18">Морфологический градиент — разница между расширением и эрозией, используется для выделения контуров объектов.</text:p>
        </text:list-item>
        <text:list-item>
          <text:p text:style-name="P18"><text:soft-page-break/>Топ-хэт — разница между исходным изображением и его открытием. Выделяет мелкие светлые объекты на темном фоне.</text:p>
        </text:list-item>
        <text:list-item>
          <text:p text:style-name="P18">Боттом-хэт — разница между закрытием и исходным изображением, выделяет мелкие темные объекты на светлом фоне.</text:p>
        </text:list-item>
        <text:list-item>
          <text:p text:style-name="P18">Выделение границ — выделение границ объектов на основе морфологических преобразований </text:p>
        </text:list-item>
        <text:list-item>
          <text:p text:style-name="P18">Утолщение и утоньшение — операции корректировки толщины объектов</text:p>
        </text:list-item>
      </text:list>
      <text:p text:style-name="P8">Структурирующий элемент (или ядро) в морфологических операциях — это небольшой матричный шаблон (обычно квадратная или прямоугольная матрица), состоящий из единиц и нулей, который определяет форму и размер области воздействия на исходное изображение. Он задаёт, какие соседние пиксели будут учитываться при выполнении операций, таких как эрозия или расширение. </text:p>
      <text:list xml:id="list214815519888762" text:continue-list="list3804715368" text:style-name="WWNum4">
        <text:list-item>
          <text:h text:style-name="P17" text:outline-level="3"><text:bookmark-start text:name="__RefHeading___Toc503_1164402380"/>Когда применяются морфологические операции?<text:bookmark-end text:name="__RefHeading___Toc503_1164402380"/></text:h>
        </text:list-item>
      </text:list>
      <text:p text:style-name="P5"><text:span text:style-name="T13"><text:tab/></text:span>Морфологические операции рекомендуется применять в следующих случаях:</text:p>
      <text:list text:style-name="L2">
        <text:list-item>
          <text:p text:style-name="P19">Устранение шумов и мелких артефактов на бинарных и полутоновых изображениях. Например, с помощью операции открытия можно удалить мелкие частицы шума, а закрытием — заполнить мелкие отверстия.</text:p>
        </text:list-item>
        <text:list-item>
          <text:p text:style-name="P19">Выделение и улучшение границ объектов на изображении — морфологический градиент помогает чётко определить контуры.</text:p>
        </text:list-item>
        <text:list-item>
          <text:p text:style-name="P19">Подготовка изображений к последующему анализу и распознаванию — упрощение, сглаживание и очистка форм объектов.</text:p>
        </text:list-item>
        <text:list-item>
          <text:p text:style-name="P19">Выделение характерных структур и деталей на изображениях, например, для анализа текстуры, форм объектов.</text:p>
        </text:list-item>
        <text:list-item>
          <text:p text:style-name="P19">Увеличение или уменьшение размеров объектов (увеличение площади объектов с помощью дилатации и сужение с помощью эрозии).</text:p>
        </text:list-item>
        <text:list-item>
          <text:p text:style-name="P19">Для морфологической сегментации и анализа геометрических свойств объектов.</text:p>
        </text:list-item>
      </text:list>
      <text:p text:style-name="P5"><text:soft-page-break/>Область применения охватывает компьютерное зрение, медицинскую визуализацию, обработку спутниковых снимков, распознавание образов, а также любые задачи, где важна форма и структура объектов на изображениях. Благодаря зависимости от структурирующего элемента, морфология даёт мощный инструмент для обработки, чувствительный к форме и размеру элементов на изображении.</text:p>
      <text:list xml:id="list214814019941205" text:continue-list="list214815519888762" text:style-name="WWNum4">
        <text:list-item>
          <text:h text:style-name="P16" text:outline-level="3"><text:bookmark-start text:name="__RefHeading___Toc505_1164402380"/><text:tab/><text:span text:style-name="T6">Шумы и способы их подавления</text:span><text:bookmark-end text:name="__RefHeading___Toc505_1164402380"/></text:h>
        </text:list-item>
      </text:list>
      <text:p text:style-name="P5">Шумы в обработке изображений — это случайные искажения, ухудшающие качество изображения. Основные типы шумов:</text:p>
      <text:list text:style-name="L3">
        <text:list-item>
          <text:p text:style-name="P20">Аддитивный шум — случайные изменения яркости или цвета (например, гауссов шум).</text:p>
        </text:list-item>
        <text:list-item>
          <text:p text:style-name="P20">Импульсный шум (шум «соли и перца») — резкие случайные черно-белые пиксели.</text:p>
        </text:list-item>
        <text:list-item>
          <text:p text:style-name="P20">Мультипликативный шум — шум, при котором значение шума умножается на пиксель.</text:p>
        </text:list-item>
        <text:list-item>
          <text:p text:style-name="P20">Субтрактивный шум — вычитание значений пикселей, проявляется как темные пятна.</text:p>
        </text:list-item>
      </text:list>
      <text:p text:style-name="P5">Способы подавления шумов включают:</text:p>
      <text:list text:style-name="L4">
        <text:list-item>
          <text:p text:style-name="P21"><text:soft-page-break/>Применение пространственных фильтров (средний, медианный фильтры) для сглаживания и удаления импульсных шумов.</text:p>
        </text:list-item>
        <text:list-item>
          <text:p text:style-name="P21">Частотные фильтры, которые снижают высокочастотные составляющие шума.</text:p>
        </text:list-item>
        <text:list-item>
          <text:p text:style-name="P21">Морфологические операции (открытие, закрытие) для удаления мелких шумов и артефактов.</text:p>
        </text:list-item>
        <text:list-item>
          <text:p text:style-name="P21">Фильтрация на основе преобразований, включая вейвлет-преобразования.</text:p>
        </text:list-item>
        <text:list-item>
          <text:p text:style-name="P21">Методы машинного обучения и глубокого обучения для адаптивного шумоподавления.</text:p>
        </text:list-item>
        <text:list-item>
          <text:p text:style-name="P21">Вейвлет-преобразование — это математическое интегральное преобразование, представляющее собой свертку сигнала с вейвлет-функцией. Оно переводит сигнал из его обычного временного представления в частотно-временное, позволяя анализировать локальные характеристики сигнала как во времени, так и в частоте одновременно. </text:p>
        </text:list-item>
      </text:list>
      <text:p text:style-name="P5">Выбор метода зависит от типа и структуры шума, а также особенностей изображения и задачи. Например, медианный фильтр хорошо подходит для шума «соли и перца», а гауссов шум часто подавляется с помощью гауссовых фильтров или вейвлет-преобразований.</text:p>
      <text:list xml:id="list214813783176930" text:continue-list="list214814019941205" text:style-name="WWNum4">
        <text:list-item>
          <text:h text:style-name="P16" text:outline-level="3"><text:bookmark-start text:name="__RefHeading___Toc507_1164402380"/><text:soft-page-break/>Преобразование Фурье <text:bookmark-end text:name="__RefHeading___Toc507_1164402380"/></text:h>
        </text:list-item>
      </text:list>
      <text:p text:style-name="P6"><text:tab/>Преобразование Фурье — это математическая операция, которая переводит функцию из временной (или пространственной) области в частотную область. Оно разлагает сложный сигнал на сумму простых синусоидальных колебаний с разными частотами, амплитудами и фазами. Таким образом, оно отображает, какие частоты и с какой интенсивностью присутствуют в исходном сигнале. <text:line-break/><text:tab/><text:span text:style-name="T19">Если простыми словами </text:span>Преобразование Фурье — это способ "разложить" <text:s/>сложную волну. <text:span text:style-name="T19">Например волну звука, когда играются одновременно несколько нот на пианино.</text:span> <text:span text:style-name="T20">Н</text:span>а отдельные простые волны, то есть выяснить, из каких нот состоит музыка. Это как если бы <text:span text:style-name="T20">мы</text:span> взял<text:span text:style-name="T20">и</text:span> звук и смог<text:span text:style-name="T20">ли</text:span> увидеть, сколько там низких, средних и высоких нот звучит в каждый момент времени. </text:p>
      <text:p text:style-name="P5">В компьютерном зрении преобразование Фурье применяется для анализа и обработки изображений. Основные применения:</text:p>
      <text:list text:style-name="L5">
        <text:list-item>
          <text:p text:style-name="P22">Фильтрация изображений: удаление шумов и высокочастотных или низкочастотных помех с помощью частотных фильтров.</text:p>
        </text:list-item>
        <text:list-item>
          <text:p text:style-name="P22">Выделение и анализ текстур и периодических структур на изображении.</text:p>
        </text:list-item>
        <text:list-item>
          <text:p text:style-name="P22">Улучшение контраста и усиление определённых частотных компонентов.</text:p>
        </text:list-item>
        <text:list-item>
          <text:p text:style-name="P22"><text:soft-page-break/>Сжатие изображений и уменьшение их объёма за счёт представления в частотной области.</text:p>
        </text:list-item>
        <text:list-item>
          <text:p text:style-name="P22">Регистрация и сопоставление изображений, оценка смещений.</text:p>
        </text:list-item>
      </text:list>
      <text:p text:style-name="P5">Преобразование Фурье эффективно выявляет глобальные частотные характеристики изображения, что важно для многих методов компьютерного зрения и цифровой обработки сигналов.</text:p>
      <text:list xml:id="list214815730921360" text:continue-list="list214813783176930" text:style-name="WWNum4">
        <text:list-item>
          <text:h text:style-name="P16" text:outline-level="3"><text:bookmark-start text:name="__RefHeading___Toc509_1164402380"/>Линейная фильтрация<text:bookmark-end text:name="__RefHeading___Toc509_1164402380"/></text:h>
        </text:list-item>
      </text:list>
      <text:p text:style-name="P5">Линейная фильтрация изображений — это процесс преобразования изображения с помощью операции, называемой свёрткой. Фильтр задаётся в виде ядра (матрицы весов), которое применяется к каждому пикселю изображения, вычисляя новое значение как линейную комбинацию значений соседних пикселей, взвешенных по элементам ядра.</text:p>
      <text:p text:style-name="P5">Основные характеристики линейной фильтрации:</text:p>
      <text:list text:style-name="L6">
        <text:list-item>
          <text:p text:style-name="P23">Операция линейна: результат обработки суммы изображений равен сумме обработанных изображений, а масштабирование изображения сохраняется.</text:p>
        </text:list-item>
        <text:list-item>
          <text:p text:style-name="P23">Инвариантность к сдвигу: характеристика фильтра не зависит от положения обрабатываемого пикселя.</text:p>
        </text:list-item>
        <text:list-item>
          <text:p text:style-name="P23"><text:soft-page-break/>Ядро фильтра обычно компактно, имеет ограниченную площадь, и содержит вещественные веса.</text:p>
        </text:list-item>
      </text:list>
      <text:p text:style-name="P5">Виды линейных фильтров:</text:p>
      <text:list text:style-name="L7">
        <text:list-item>
          <text:p text:style-name="P24">Сглаживающие (размытие): уменьшают шумы и мелкие детали, например, усредняющий фильтр и гауссов фильтр.</text:p>
        </text:list-item>
        <text:list-item>
          <text:p text:style-name="P24">Усиливающие (повышение резкости): повышают контраст краёв, выделяют детали, например, фильтр Лапласа.</text:p>
        </text:list-item>
        <text:list-item>
          <text:p text:style-name="P24">Дифференциальные фильтры: обнаруживают градиенты и контуры (например, Собель, Прюитт).</text:p>
        </text:list-item>
        <text:list-item>
          <text:p text:style-name="P24">Вейвлет-фильтры: выделяют частотные компоненты на разных масштабах.</text:p>
        </text:list-item>
        <text:list-item>
          <text:p text:style-name="P24">Частотные фильтры, реализуемые через преобразование Фурье: низкочастотные и высокочастотные фильтры.</text:p>
        </text:list-item>
      </text:list>
      <text:p text:style-name="P5">Линейная фильтрация является ключевым инструментом для шумоподавления, выделения контуров, повышения качества и подготовки изображений в компьютерном зрении и цифровой обработке.​</text:p>
      <text:list xml:id="list214814948187757" text:continue-list="list214815730921360" text:style-name="WWNum4">
        <text:list-item>
          <text:h text:style-name="P16" text:outline-level="3"><text:bookmark-start text:name="__RefHeading___Toc511_1164402380"/><text:soft-page-break/>Матрица градиента изображения<text:bookmark-end text:name="__RefHeading___Toc511_1164402380"/></text:h>
        </text:list-item>
      </text:list>
      <text:p text:style-name="P6"><draw:frame draw:style-name="fr1" draw:name="Врезка21" text:anchor-type="paragraph" svg:x="5.091cm" svg:y="7.565cm" svg:width="8.477cm" svg:height="3.085cm" style:rel-height="scale-min" draw:z-index="4"><draw:text-box><text:p text:style-name="Формула"><draw:frame draw:style-name="fr2" draw:name="Объект1" text:anchor-type="paragraph" svg:width="2.722cm" svg:height="1cm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Формула <text:sequence text:ref-name="refФормула0" text:name="Формула" text:formula="ooow:Формула+1" style:num-format="1">1</text:sequence><text:s/><text:span text:style-name="T21">Математическое представление градиента</text:span></text:p></draw:text-box></draw:frame><text:tab/>Матрица градиента изображения — это двумерная матрица, где каждому пикселю изображения соответствует вектор градиента, представляющий частные производные яркости в горизонтальном и вертикальном направлениях. Этот вектор показывает направление наибольшего изменения яркости и величину этого изменения. </text:p>
      <text:p text:style-name="P9"><text:tab/>Математически в каждой точке изображения градиент<text:span text:style-name="T22"> :</text:span></text:p>
      <text:p text:style-name="P9"><text:span text:style-name="T23"><text:tab/>Г</text:span>де <text:span text:style-name="T14">I</text:span>— функция яркости. Величина градиента определяет скорость и интенсивность изменения яркости, а направление — ориентацию этого изменения. </text:p>
      <text:p text:style-name="P9"><text:tab/>Практическое применение матрицы градиента включает:</text:p>
      <text:list text:style-name="L8">
        <text:list-item>
          <text:p text:style-name="P25">Выделение границ и контуров объектов на изображении за счёт поиска резких изменений яркости.</text:p>
        </text:list-item>
        <text:list-item>
          <text:p text:style-name="P25">Анализ текстур и форм объектов.</text:p>
        </text:list-item>
        <text:list-item>
          <text:p text:style-name="P25"><text:soft-page-break/>Использование в алгоритмах распознавания и сегментации изображений.</text:p>
        </text:list-item>
        <text:list-item>
          <text:p text:style-name="P25">Улучшение качества обработки через усиление изменений яркости.</text:p>
        </text:list-item>
        <text:list-item>
          <text:p text:style-name="P25">Основная роль в операциях детектирования краёв, таких как операторы Собеля, Прюитта и Кэнни.</text:p>
        </text:list-item>
      </text:list>
      <text:p text:style-name="P5">Матрица градиента является фундаментальным инструментом для обработки и анализа изображений в компьютерном зрении.</text:p>
      <text:p text:style-name="P5">Практическое применение матрицы градиента включает:</text:p>
      <text:list text:style-name="L9">
        <text:list-item>
          <text:p text:style-name="P26">Выделение границ и контуров объектов на изображении за счёт поиска резких изменений яркости.</text:p>
        </text:list-item>
        <text:list-item>
          <text:p text:style-name="P26">Анализ текстур и форм объектов.</text:p>
        </text:list-item>
        <text:list-item>
          <text:p text:style-name="P26">Использование в алгоритмах распознавания и сегментации изображений.</text:p>
        </text:list-item>
        <text:list-item>
          <text:p text:style-name="P26">Улучшение качества обработки через усиление изменений яркости.</text:p>
        </text:list-item>
        <text:list-item>
          <text:p text:style-name="P26">Основная роль в операциях детектирования краёв, таких как операторы Собеля, Прюитта и Кэнни.</text:p>
        </text:list-item>
      </text:list>
      <text:p text:style-name="P5"><text:soft-page-break/>Матрица градиента является фундаментальным инструментом для обработки и анализа изображений в компьютерном зрении.</text:p>
      <text:list text:continue-list="list214814948187757" text:style-name="WWNum4">
        <text:list-item>
          <text:h text:style-name="P16" text:outline-level="3"><text:bookmark-start text:name="__RefHeading___Toc513_1164402380"/>Матрица свертки с ядром Гаусса<text:bookmark-end text:name="__RefHeading___Toc513_1164402380"/></text:h>
        </text:list-item>
      </text:list>
      <text:p text:style-name="P5"><text:tab/>Матрица свёртки с ядром Гаусса — это дискретная матрица коэффициентов, построенная на основе функции Гаусса, которая применяется к изображению для выполнения операции свёртки. Ядро Гаусса представляет собой двумерное нормальное распределение, где центральный элемент матрицы имеет наибольшее значение, а значения уменьшаются симметрично с удалением от центра, отражая распределение по нормальному закону.</text:p>
      <text:p text:style-name="P5">При свёртке изображения с этим ядром новое значение каждого пикселя вычисляется как средневзвешенное значение соседних пикселей с весами, заданными матрицей Гаусса. Это обеспечивает эффект размывания изображения с сохранением краёв лучше, чем при простом усреднении.</text:p>
      <text:p text:style-name="P5">Практическое применение:</text:p>
      <text:list text:style-name="L10">
        <text:list-item>
          <text:p text:style-name="P27">Размытие и сглаживание изображений для подавления шума.</text:p>
        </text:list-item>
        <text:list-item>
          <text:p text:style-name="P27">Предварительная обработка перед выделением контуров и другими операциями.</text:p>
        </text:list-item>
        <text:list-item>
          <text:p text:style-name="P27">Улучшение качества изображений, уменьшая мелкие артефакты.</text:p>
        </text:list-item>
        <text:list-item>
          <text:p text:style-name="P27"><text:soft-page-break/>Использование в фильтрации и подготовке данных в компьютерном зрении.</text:p>
        </text:list-item>
      </text:list>
      <text:p text:style-name="P5">Ядро Гаусса часто реализуется с помощью матриц размеров, кратных <text:span text:style-name="T22">6σ </text:span>(где <text:span text:style-name="T22">σ</text:span>— стандартное отклонение), чтобы обеспечить точное приближение функции Гаусса в дискретной форме. Кроме того, для оптимизации вычислений используется свойство разделяемости ядра — свёртку можно выполнять последовательно по горизонтали и вертикали, снижая вычислительные затраты.</text:p>
      <text:p text:style-name="P5"/>
      <text:p text:style-name="P9"/>
      <text:list text:continue-list="list214814437965029" text:style-name="WWNum3">
        <text:list-item>
          <text:list>
            <text:list-item>
              <text:list>
                <text:list-item>
                  <text:h text:style-name="P13" text:outline-level="1"><text:bookmark-start text:name="__RefHeading___Toc130_2212915071"/>Заключение<text:bookmark-end text:name="__RefHeading___Toc130_2212915071"/></text:h>
                </text:list-item>
                <text:list-item>
                  <text:h text:style-name="P13" text:outline-level="1"><text:bookmark-start text:name="__RefHeading___Toc132_2212915071"/>Список источников<text:bookmark-end text:name="__RefHeading___Toc132_2212915071"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251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251cm" fo:margin-bottom="0cm" style:contextual-spacing="false" fo:line-height="15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3" style:list-level="1" style:class="text">
      <style:paragraph-properties fo:margin-top="0.423cm" fo:margin-bottom="0.212cm" style:contextual-spacing="false" fo:text-align="center" style:justify-single-word="false" fo:text-indent="1.251cm" style:auto-text-indent="false"/>
      <style:text-properties fo:font-size="16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 fo:text-align="center" style:justify-single-word="false" fo:text-indent="1.251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4" style:list-level="1" style:class="text">
      <style:paragraph-properties fo:margin-top="0cm" fo:margin-bottom="0.212cm" style:contextual-spacing="false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" style:family="paragraph">
      <style:paragraph-properties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Формула" style:family="paragraph" style:parent-style-name="Caption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1.251cm" fo:margin-bottom="0cm" style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cm" fo:margin-left="0cm" fo:margin-right="0cm" fo:margin-top="2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8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4:16:02.493000000</meta:creation-date>
    <dc:language>ru-RU</dc:language>
    <dc:date>2025-10-31T21:48:13.480000000</dc:date>
    <meta:editing-cycles>48</meta:editing-cycles>
    <meta:editing-duration>PT2H3M43S</meta:editing-duration>
    <meta:generator>LibreOffice/7.6.2.1$Windows_X86_64 LibreOffice_project/56f7684011345957bbf33a7ee678afaf4d2ba333</meta:generator>
    <meta:document-statistic meta:table-count="0" meta:image-count="0" meta:object-count="1" meta:page-count="18" meta:paragraph-count="118" meta:word-count="1367" meta:character-count="10908" meta:non-whitespace-character-count="9663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row>
      <mo stretchy="false">∇</mo>
      <mrow>
        <mi>I</mi>
        <mo stretchy="false">=</mo>
        <mrow>
          <mo fence="true" form="prefix" stretchy="false">(</mo>
          <mrow>
            <mrow>
              <mfrac>
                <mrow>
                  <mo stretchy="false">∂</mo>
                  <mi>I</mi>
                </mrow>
                <mrow>
                  <mo stretchy="false">∂</mo>
                  <mi>x</mi>
                </mrow>
              </mfrac>
              <mi>,</mi>
              <mfrac>
                <mrow>
                  <mo stretchy="false">∂</mo>
                  <mi>I</mi>
                </mrow>
                <mrow>
                  <mo stretchy="false">∂</mo>
                  <mi>y</mi>
                </mrow>
              </mfrac>
            </mrow>
          </mrow>
          <mo fence="true" form="postfix" stretchy="false">)</mo>
        </mrow>
      </mrow>
    </mrow>
    <annotation encoding="StarMath 5.0">nabla I = ( { partial I } over { partial x} , { partial I} over {partial y} )</annotation>
  </semantics>
</math>
</file>